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e11" officeooo:paragraph-rsid="00009e11"/>
    </style:style>
    <style:style style:name="T1" style:family="text">
      <style:text-properties officeooo:rsid="000216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<text:span text:style-name="T1">a</text:span>fonia: Perturbación electromagnética producida por los conductores vecinos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7T21:28:49.381076471</meta:creation-date>
    <dc:date>2021-10-27T21:44:53.217552656</dc:date>
    <meta:editing-duration>PT5M56S</meta:editing-duration>
    <meta:editing-cycles>2</meta:editing-cycles>
    <meta:generator>LibreOffice/7.1.6.2$Linux_X86_64 LibreOffice_project/10$Build-2</meta:generator>
    <meta:document-statistic meta:table-count="0" meta:image-count="0" meta:object-count="0" meta:page-count="1" meta:paragraph-count="1" meta:word-count="8" meta:character-count="77" meta:non-whitespace-character-count="70"/>
  </office:meta>
</office:document-meta>
</file>